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font-weight="bold"/>
    </style:style>
    <style:style style:name="T2" style:family="text">
      <style:text-properties style:text-position="33% 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Forestry in India</text:span> is a significant rural industry and a major environmental resource. India is one of the ten most forest-rich countries of the world. Together, India and these other 9 countries account for 67 percent of total forest area of the world.<text:bookmark text:name="cite_ref-1"/><text:a xlink:type="simple" xlink:href="https://en.wikipedia.org/wiki/Forestry_in_India#cite_note-1" text:style-name="Internet_20_link" text:visited-style-name="Visited_20_Internet_20_Link">[1]</text:a> India's forest cover grew at 0.20% annually over 1990–2000,<text:bookmark text:name="cite_ref-fao.org_2-0"/><text:a xlink:type="simple" xlink:href="https://en.wikipedia.org/wiki/Forestry_in_India#cite_note-fao.org-2" text:style-name="Internet_20_link" text:visited-style-name="Visited_20_Internet_20_Link">[2]</text:a> and has grown at the rate of 0.7% per year over 2000–2010,<text:bookmark text:name="cite_ref-fao.org_2-1"/><text:a xlink:type="simple" xlink:href="https://en.wikipedia.org/wiki/Forestry_in_India#cite_note-fao.org-2" text:style-name="Internet_20_link" text:visited-style-name="Visited_20_Internet_20_Link">[2]</text:a> after decades where <text:a xlink:type="simple" xlink:href="https://en.wikipedia.org/wiki/Forest_degradation" text:style-name="Internet_20_link" text:visited-style-name="Visited_20_Internet_20_Link">forest degradation</text:a> was a matter of serious concern.<text:bookmark text:name="cite_ref-UNForestry_3-0"/><text:a xlink:type="simple" xlink:href="https://en.wikipedia.org/wiki/Forestry_in_India#cite_note-UNForestry-3" text:style-name="Internet_20_link" text:visited-style-name="Visited_20_Internet_20_Link">[3]</text:a> </text:p>
      <text:p text:style-name="Text_20_body">As of 2010, the <text:a xlink:type="simple" xlink:href="https://en.wikipedia.org/wiki/Food_and_Agriculture_Organization" text:style-name="Internet_20_link" text:visited-style-name="Visited_20_Internet_20_Link">Food and Agriculture Organization</text:a> of the <text:a xlink:type="simple" xlink:href="https://en.wikipedia.org/wiki/United_Nations" text:style-name="Internet_20_link" text:visited-style-name="Visited_20_Internet_20_Link">United Nations</text:a> estimates India's forest cover to be about 68 million <text:a xlink:type="simple" xlink:href="https://en.wikipedia.org/wiki/Hectares" text:style-name="Internet_20_link" text:visited-style-name="Visited_20_Internet_20_Link">hectares</text:a>, or 22% of the country's area<text:bookmark text:name="cite_ref-4"/><text:a xlink:type="simple" xlink:href="https://en.wikipedia.org/wiki/Forestry_in_India#cite_note-4" text:style-name="Internet_20_link" text:visited-style-name="Visited_20_Internet_20_Link">[4]</text:a><text:bookmark text:name="cite_ref-fsi11_5-0"/><text:a xlink:type="simple" xlink:href="https://en.wikipedia.org/wiki/Forestry_in_India#cite_note-fsi11-5" text:style-name="Internet_20_link" text:visited-style-name="Visited_20_Internet_20_Link">[5]</text:a> The 2013 Forest Survey of India states its forest cover increased to 69.8 million hectares by 2012, per satellite measurements; this represents an increase of 5,871 square kilometers of forest cover in 2 years.<text:bookmark text:name="cite_ref-fsi13_6-0"/><text:a xlink:type="simple" xlink:href="https://en.wikipedia.org/wiki/Forestry_in_India#cite_note-fsi13-6" text:style-name="Internet_20_link" text:visited-style-name="Visited_20_Internet_20_Link">[6]</text:a> However, the gains were primarily in northern, central and southern Indian states, while northeastern states witnessed a net loss in forest cover over 2010 to 2012. In 2018, the total forest and tree cover in India increased to 24.39% or 8,02,088 km<text:span text:style-name="T2">2</text:span>.<text:bookmark text:name="cite_ref-7"/><text:a xlink:type="simple" xlink:href="https://en.wikipedia.org/wiki/Forestry_in_India#cite_note-7" text:style-name="Internet_20_link" text:visited-style-name="Visited_20_Internet_20_Link">[7]</text:a><text:bookmark text:name="cite_ref-8"/><text:a xlink:type="simple" xlink:href="https://en.wikipedia.org/wiki/Forestry_in_India#cite_note-8" text:style-name="Internet_20_link" text:visited-style-name="Visited_20_Internet_20_Link">[8]</text:a> It increased further to 24.56 percent or 807,276 square kilometres in 2019.<text:bookmark text:name="cite_ref-ISFR2019_9-0"/><text:a xlink:type="simple" xlink:href="https://en.wikipedia.org/wiki/Forestry_in_India#cite_note-ISFR2019-9" text:style-name="Internet_20_link" text:visited-style-name="Visited_20_Internet_20_Link">[9]</text:a> </text:p>
      <text:p text:style-name="Text_20_body">Unless India makes major, rapid and sustained effort to expand electricity generation and power plants, the rural and urban poor in India will continue to meet their energy needs through unsustainable destruction of forests and fuel wood consumption. India's dependence on fuel-wood and forestry products as a primary energy source is not only environmentally unsustainable, it is a primary cause of India's near-permanent haze and air pollution.<text:bookmark text:name="cite_ref-10"/><text:a xlink:type="simple" xlink:href="https://en.wikipedia.org/wiki/Forestry_in_India#cite_note-10" text:style-name="Internet_20_link" text:visited-style-name="Visited_20_Internet_20_Link">[10]</text:a><text:bookmark text:name="cite_ref-11"/><text:a xlink:type="simple" xlink:href="https://en.wikipedia.org/wiki/Forestry_in_India#cite_note-11" text:style-name="Internet_20_link" text:visited-style-name="Visited_20_Internet_20_Link">[11]</text:a> </text:p>
      <text:p text:style-name="Text_20_body">Forestry in India is more than just about wood and fuel. India has a thriving non-wood forest products industry, which produces latex, gums, resins, essential oils, flavours, fragrances and aroma chemicals, <text:a xlink:type="simple" xlink:href="https://en.wikipedia.org/wiki/Incense" text:style-name="Internet_20_link" text:visited-style-name="Visited_20_Internet_20_Link">incense</text:a> sticks, <text:a xlink:type="simple" xlink:href="https://en.wikipedia.org/wiki/Handicraft" text:style-name="Internet_20_link" text:visited-style-name="Visited_20_Internet_20_Link">handicrafts</text:a>, thatching materials and medicinal plants. About 60% of non-wood forest products production is consumed locally. About 50% of the total revenue from the forestry industry in India is in non-wood forest products category.<text:bookmark text:name="cite_ref-UNForestry_3-1"/><text:a xlink:type="simple" xlink:href="https://en.wikipedia.org/wiki/Forestry_in_India#cite_note-UNForestry-3" text:style-name="Internet_20_link" text:visited-style-name="Visited_20_Internet_20_Link">[3]</text:a>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6T15:38:18.572000000</meta:creation-date>
    <dc:date>2020-09-16T15:38:43.822000000</dc:date>
    <meta:editing-duration>PT29S</meta:editing-duration>
    <meta:editing-cycles>1</meta:editing-cycles>
    <meta:document-statistic meta:table-count="0" meta:image-count="0" meta:object-count="0" meta:page-count="1" meta:paragraph-count="4" meta:word-count="327" meta:character-count="2092" meta:non-whitespace-character-count="1767"/>
    <meta:generator>LibreOffice/7.0.0.3$Windows_x86 LibreOffice_project/8061b3e9204bef6b321a21033174034a5e2ea88e</meta:generator>
  </office:meta>
</office:document-meta>
</file>